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TermVectorMapper.SortedTermVectorMapper( boolean ignoringPositions , boolean ignoringOffsets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TermVectorMapper.map( String term , int frequency , TermVectorOffsetInfo [ ] offsets , int [ ] position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SortedTermVectorMapper.getTermVector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TermVectorMapper.SortedTermVectorMapper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TermVectorMapper.setExpectations( String field , int numTerms , boolean storeOffsets , boolean store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